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A2]-[.A1]" office:value-type="float" office:value="0.36" calcext:value-type="float">
            <text:p>0.36</text:p>
          </table:table-cell>
          <table:table-cell table:formula="of:=[.B2]-[.B1]" office:value-type="float" office:value="0" calcext:value-type="float">
            <text:p>0</text:p>
          </table:table-cell>
          <table:table-cell table:formula="of:=ATAN2(COS(2*ATAN2([.D2];[.C2]) - 2*ATAN2([.D1];[.C1])); SIN(2*ATAN2([.D2];[.C2]) - 2*ATAN2([.D1];[.C1])))" office:value-type="float" office:value="0" calcext:value-type="float">
            <text:p>0</text:p>
          </table:table-cell>
          <table:table-cell table:formula="of:=SQRT(([.A2]-[.A1])^2 + ([.B2]-[.B1])^2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]-[.A2]" office:value-type="float" office:value="0.14" calcext:value-type="float">
            <text:p>0.14</text:p>
          </table:table-cell>
          <table:table-cell table:formula="of:=[.B3]-[.B2]" office:value-type="float" office:value="-0.2" calcext:value-type="float">
            <text:p>-0.2</text:p>
          </table:table-cell>
          <table:table-cell table:formula="of:=ATAN2(COS(2*ATAN2([.D3];[.C3]) - 2*ATAN2([.D2];[.C2])); SIN(2*ATAN2([.D3];[.C3]) - 2*ATAN2([.D2];[.C2])))" office:value-type="float" office:value="-1.5422268416201" calcext:value-type="float">
            <text:p>-1.5422268416201</text:p>
          </table:table-cell>
          <table:table-cell table:formula="of:=SQRT(([.A3]-[.A2])^2 + ([.B3]-[.B2])^2)" office:value-type="float" office:value="0.244131112314674" calcext:value-type="float">
            <text:p>0.2441311123146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-0.69" calcext:value-type="float">
            <text:p>-0.69</text:p>
          </table:table-cell>
          <table:table-cell office:value-type="float" office:value="0.71" calcext:value-type="float">
            <text:p>0.71</text:p>
          </table:table-cell>
          <table:table-cell table:formula="of:=[.A4]-[.A3]" office:value-type="float" office:value="0.04" calcext:value-type="float">
            <text:p>0.04</text:p>
          </table:table-cell>
          <table:table-cell table:formula="of:=[.B4]-[.B3]" office:value-type="float" office:value="-1.14" calcext:value-type="float">
            <text:p>-1.14</text:p>
          </table:table-cell>
          <table:table-cell table:formula="of:=ATAN2(COS(2*ATAN2([.D4];[.C4]) - 2*ATAN2([.D3];[.C3])); SIN(2*ATAN2([.D4];[.C4]) - 2*ATAN2([.D3];[.C3])))" office:value-type="float" office:value="3.09883900906636" calcext:value-type="float">
            <text:p>3.09883900906636</text:p>
          </table:table-cell>
          <table:table-cell table:formula="of:=SQRT(([.A4]-[.A3])^2 + ([.B4]-[.B3])^2)" office:value-type="float" office:value="1.14070153852794" calcext:value-type="float">
            <text:p>1.1407015385279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1.34" calcext:value-type="float">
            <text:p>-1.34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table:formula="of:=[.A5]-[.A4]" office:value-type="float" office:value="0.9" calcext:value-type="float">
            <text:p>0.9</text:p>
          </table:table-cell>
          <table:table-cell table:formula="of:=[.B5]-[.B4]" office:value-type="float" office:value="0.49" calcext:value-type="float">
            <text:p>0.49</text:p>
          </table:table-cell>
          <table:table-cell table:formula="of:=ATAN2(COS(2*ATAN2([.D5];[.C5]) - 2*ATAN2([.D4];[.C4])); SIN(2*ATAN2([.D5];[.C5]) - 2*ATAN2([.D4];[.C4])))" office:value-type="float" office:value="0" calcext:value-type="float">
            <text:p>0</text:p>
          </table:table-cell>
          <table:table-cell table:formula="of:=SQRT(([.A5]-[.A4])^2 + ([.B5]-[.B4])^2)" office:value-type="float" office:value="1.02474387043788" calcext:value-type="float">
            <text:p>1.0247438704378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85" calcext:value-type="float">
            <text:p>-0.85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table:formula="of:=[.A6]-[.A5]" office:value-type="float" office:value="0.01" calcext:value-type="float">
            <text:p>0.01</text:p>
          </table:table-cell>
          <table:table-cell table:formula="of:=[.B6]-[.B5]" office:value-type="float" office:value="0.52" calcext:value-type="float">
            <text:p>0.52</text:p>
          </table:table-cell>
          <table:table-cell table:formula="of:=ATAN2(COS(2*ATAN2([.D6];[.C6]) - 2*ATAN2([.D5];[.C5])); SIN(2*ATAN2([.D6];[.C6]) - 2*ATAN2([.D5];[.C5])))" office:value-type="float" office:value="0" calcext:value-type="float">
            <text:p>0</text:p>
          </table:table-cell>
          <table:table-cell table:formula="of:=SQRT(([.A6]-[.A5])^2 + ([.B6]-[.B5])^2)" office:value-type="float" office:value="0.520096144957834" calcext:value-type="float">
            <text:p>0.52009614495783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-0.33" calcext:value-type="float">
            <text:p>-0.3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table:formula="of:=[.A7]-[.A6]" office:value-type="float" office:value="0.52" calcext:value-type="float">
            <text:p>0.52</text:p>
          </table:table-cell>
          <table:table-cell table:formula="of:=[.B7]-[.B6]" office:value-type="float" office:value="0.03" calcext:value-type="float">
            <text:p>0.03</text:p>
          </table:table-cell>
          <table:table-cell table:formula="of:=ATAN2(COS(2*ATAN2([.D7];[.C7]) - 2*ATAN2([.D6];[.C6])); SIN(2*ATAN2([.D7];[.C7]) - 2*ATAN2([.D6];[.C6])))" office:value-type="float" office:value="0" calcext:value-type="float">
            <text:p>0</text:p>
          </table:table-cell>
          <table:table-cell table:formula="of:=SQRT(([.A7]-[.A6])^2 + ([.B7]-[.B6])^2)" office:value-type="float" office:value="0.520864665724217" calcext:value-type="float">
            <text:p>0.520864665724217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table:formula="of:=[.A8]-[.A7]" office:value-type="float" office:value="-1.97" calcext:value-type="float">
            <text:p>-1.97</text:p>
          </table:table-cell>
          <table:table-cell table:formula="of:=[.B8]-[.B7]" office:value-type="float" office:value="0.3" calcext:value-type="float">
            <text:p>0.3</text:p>
          </table:table-cell>
          <table:table-cell table:formula="of:=ATAN2(COS(2*ATAN2([.D8];[.C8]) - 2*ATAN2([.D7];[.C7])); SIN(2*ATAN2([.D8];[.C8]) - 2*ATAN2([.D7];[.C7])))" office:value-type="float" office:value="-1.55661216744626" calcext:value-type="float">
            <text:p>-1.55661216744626</text:p>
          </table:table-cell>
          <table:table-cell table:formula="of:=SQRT(([.A8]-[.A7])^2 + ([.B8]-[.B7])^2)" office:value-type="float" office:value="1.99271172024455" calcext:value-type="float">
            <text:p>1.99271172024455</text:p>
          </table:table-cell>
        </table:table-row>
        <table:table-row table:style-name="ro1">
          <table:table-cell table:number-columns-repeated="4"/>
          <table:table-cell table:formula="of:=[.A9]-[.A8]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ATAN2(COS(2*ATAN2([.D9];[.C9]) - 2*ATAN2([.D8];[.C8])); SIN(2*ATAN2([.D9];[.C9]) - 2*ATAN2([.D8];[.C8])))" office:value-type="float" office:value="0" calcext:value-type="float">
            <text:p>0</text:p>
          </table:table-cell>
          <table:table-cell table:formula="of:=SQRT(([.A9]-[.A8])^2 + ([.B9]-[.B8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0]-[.A9]"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ATAN2(COS(2*ATAN2([.D10];[.C10]) - 2*ATAN2([.D9];[.C9])); SIN(2*ATAN2([.D10];[.C10]) - 2*ATAN2([.D9];[.C9])))" office:value-type="float" office:value="0" calcext:value-type="float">
            <text:p>0</text:p>
          </table:table-cell>
          <table:table-cell table:formula="of:=SQRT(([.A10]-[.A9])^2 + ([.B10]-[.B9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1]-[.A10]" office:value-type="float" office:value="0" calcext:value-type="float">
            <text:p>0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ATAN2(COS(2*ATAN2([.D11];[.C11]) - 2*ATAN2([.D10];[.C10])); SIN(2*ATAN2([.D11];[.C11]) - 2*ATAN2([.D10];[.C10])))" office:value-type="float" office:value="0" calcext:value-type="float">
            <text:p>0</text:p>
          </table:table-cell>
          <table:table-cell table:formula="of:=SQRT(([.A11]-[.A10])^2 + ([.B11]-[.B10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2]-[.A11]" office:value-type="float" office:value="0" calcext:value-type="float">
            <text:p>0</text:p>
          </table:table-cell>
          <table:table-cell table:formula="of:=[.B12]-[.B11]" office:value-type="float" office:value="0" calcext:value-type="float">
            <text:p>0</text:p>
          </table:table-cell>
          <table:table-cell table:formula="of:=ATAN2(COS(2*ATAN2([.D12];[.C12]) - 2*ATAN2([.D11];[.C11])); SIN(2*ATAN2([.D12];[.C12]) - 2*ATAN2([.D11];[.C11])))" office:value-type="float" office:value="0" calcext:value-type="float">
            <text:p>0</text:p>
          </table:table-cell>
          <table:table-cell table:formula="of:=SQRT(([.A12]-[.A11])^2 + ([.B12]-[.B11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3]-[.A12]" office:value-type="float" office:value="0" calcext:value-type="float">
            <text:p>0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ATAN2(COS(2*ATAN2([.D13];[.C13]) - 2*ATAN2([.D12];[.C12])); SIN(2*ATAN2([.D13];[.C13]) - 2*ATAN2([.D12];[.C12])))" office:value-type="float" office:value="0" calcext:value-type="float">
            <text:p>0</text:p>
          </table:table-cell>
          <table:table-cell table:formula="of:=SQRT(([.A13]-[.A12])^2 + ([.B13]-[.B12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4]-[.A13]" office:value-type="float" office:value="0" calcext:value-type="float">
            <text:p>0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ATAN2(COS(2*ATAN2([.D14];[.C14]) - 2*ATAN2([.D13];[.C13])); SIN(2*ATAN2([.D14];[.C14]) - 2*ATAN2([.D13];[.C13])))" office:value-type="float" office:value="0" calcext:value-type="float">
            <text:p>0</text:p>
          </table:table-cell>
          <table:table-cell table:formula="of:=SQRT(([.A14]-[.A13])^2 + ([.B14]-[.B13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5]-[.A14]"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ATAN2(COS(2*ATAN2([.D15];[.C15]) - 2*ATAN2([.D14];[.C14])); SIN(2*ATAN2([.D15];[.C15]) - 2*ATAN2([.D14];[.C14])))" office:value-type="float" office:value="0" calcext:value-type="float">
            <text:p>0</text:p>
          </table:table-cell>
          <table:table-cell table:formula="of:=SQRT(([.A15]-[.A14])^2 + ([.B15]-[.B14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6]-[.A15]"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ATAN2(COS(2*ATAN2([.D16];[.C16]) - 2*ATAN2([.D15];[.C15])); SIN(2*ATAN2([.D16];[.C16]) - 2*ATAN2([.D15];[.C15])))" office:value-type="float" office:value="0" calcext:value-type="float">
            <text:p>0</text:p>
          </table:table-cell>
          <table:table-cell table:formula="of:=SQRT(([.A16]-[.A15])^2 + ([.B16]-[.B15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7]-[.A16]"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ATAN2(COS(2*ATAN2([.D17];[.C17]) - 2*ATAN2([.D16];[.C16])); SIN(2*ATAN2([.D17];[.C17]) - 2*ATAN2([.D16];[.C16])))" office:value-type="float" office:value="0" calcext:value-type="float">
            <text:p>0</text:p>
          </table:table-cell>
          <table:table-cell table:formula="of:=SQRT(([.A17]-[.A16])^2 + ([.B17]-[.B16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8]-[.A17]" office:value-type="float" office:value="0" calcext:value-type="float">
            <text:p>0</text:p>
          </table:table-cell>
          <table:table-cell table:formula="of:=[.B18]-[.B17]" office:value-type="float" office:value="0" calcext:value-type="float">
            <text:p>0</text:p>
          </table:table-cell>
          <table:table-cell table:formula="of:=ATAN2(COS(2*ATAN2([.D18];[.C18]) - 2*ATAN2([.D17];[.C17])); SIN(2*ATAN2([.D18];[.C18]) - 2*ATAN2([.D17];[.C17])))" office:value-type="float" office:value="0" calcext:value-type="float">
            <text:p>0</text:p>
          </table:table-cell>
          <table:table-cell table:formula="of:=SQRT(([.A18]-[.A17])^2 + ([.B18]-[.B17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9]-[.A18]" office:value-type="float" office:value="0" calcext:value-type="float">
            <text:p>0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ATAN2(COS(2*ATAN2([.D19];[.C19]) - 2*ATAN2([.D18];[.C18])); SIN(2*ATAN2([.D19];[.C19]) - 2*ATAN2([.D18];[.C18])))" office:value-type="float" office:value="0" calcext:value-type="float">
            <text:p>0</text:p>
          </table:table-cell>
          <table:table-cell table:formula="of:=SQRT(([.A19]-[.A18])^2 + ([.B19]-[.B18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0]-[.A19]" office:value-type="float" office:value="0" calcext:value-type="float">
            <text:p>0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ATAN2(COS(2*ATAN2([.D20];[.C20]) - 2*ATAN2([.D19];[.C19])); SIN(2*ATAN2([.D20];[.C20]) - 2*ATAN2([.D19];[.C19])))" office:value-type="float" office:value="0" calcext:value-type="float">
            <text:p>0</text:p>
          </table:table-cell>
          <table:table-cell table:formula="of:=SQRT(([.A20]-[.A19])^2 + ([.B20]-[.B19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1]-[.A20]"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ATAN2(COS(2*ATAN2([.D21];[.C21]) - 2*ATAN2([.D20];[.C20])); SIN(2*ATAN2([.D21];[.C21]) - 2*ATAN2([.D20];[.C20])))" office:value-type="float" office:value="0" calcext:value-type="float">
            <text:p>0</text:p>
          </table:table-cell>
          <table:table-cell table:formula="of:=SQRT(([.A21]-[.A20])^2 + ([.B21]-[.B20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2]-[.A21]" office:value-type="float" office:value="0" calcext:value-type="float">
            <text:p>0</text:p>
          </table:table-cell>
          <table:table-cell table:formula="of:=[.B22]-[.B21]" office:value-type="float" office:value="0" calcext:value-type="float">
            <text:p>0</text:p>
          </table:table-cell>
          <table:table-cell table:formula="of:=ATAN2(COS(2*ATAN2([.D22];[.C22]) - 2*ATAN2([.D21];[.C21])); SIN(2*ATAN2([.D22];[.C22]) - 2*ATAN2([.D21];[.C21])))" office:value-type="float" office:value="0" calcext:value-type="float">
            <text:p>0</text:p>
          </table:table-cell>
          <table:table-cell table:formula="of:=SQRT(([.A22]-[.A21])^2 + ([.B22]-[.B21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3]-[.A22]" office:value-type="float" office:value="0" calcext:value-type="float">
            <text:p>0</text:p>
          </table:table-cell>
          <table:table-cell table:formula="of:=[.B23]-[.B22]" office:value-type="float" office:value="0" calcext:value-type="float">
            <text:p>0</text:p>
          </table:table-cell>
          <table:table-cell table:formula="of:=ATAN2(COS(2*ATAN2([.D23];[.C23]) - 2*ATAN2([.D22];[.C22])); SIN(2*ATAN2([.D23];[.C23]) - 2*ATAN2([.D22];[.C22])))" office:value-type="float" office:value="0" calcext:value-type="float">
            <text:p>0</text:p>
          </table:table-cell>
          <table:table-cell table:formula="of:=SQRT(([.A23]-[.A22])^2 + ([.B23]-[.B22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4]-[.A23]" office:value-type="float" office:value="0" calcext:value-type="float">
            <text:p>0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ATAN2(COS(2*ATAN2([.D24];[.C24]) - 2*ATAN2([.D23];[.C23])); SIN(2*ATAN2([.D24];[.C24]) - 2*ATAN2([.D23];[.C23])))" office:value-type="float" office:value="0" calcext:value-type="float">
            <text:p>0</text:p>
          </table:table-cell>
          <table:table-cell table:formula="of:=SQRT(([.A24]-[.A23])^2 + ([.B24]-[.B23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5]-[.A24]" office:value-type="float" office:value="0" calcext:value-type="float">
            <text:p>0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ATAN2(COS(2*ATAN2([.D25];[.C25]) - 2*ATAN2([.D24];[.C24])); SIN(2*ATAN2([.D25];[.C25]) - 2*ATAN2([.D24];[.C24])))" office:value-type="float" office:value="0" calcext:value-type="float">
            <text:p>0</text:p>
          </table:table-cell>
          <table:table-cell table:formula="of:=SQRT(([.A25]-[.A24])^2 + ([.B25]-[.B24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6]-[.A25]" office:value-type="float" office:value="0" calcext:value-type="float">
            <text:p>0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ATAN2(COS(2*ATAN2([.D26];[.C26]) - 2*ATAN2([.D25];[.C25])); SIN(2*ATAN2([.D26];[.C26]) - 2*ATAN2([.D25];[.C25])))" office:value-type="float" office:value="0" calcext:value-type="float">
            <text:p>0</text:p>
          </table:table-cell>
          <table:table-cell table:formula="of:=SQRT(([.A26]-[.A25])^2 + ([.B26]-[.B25])^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27]-[.A26]" office:value-type="float" office:value="0" calcext:value-type="float">
            <text:p>0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ATAN2(COS(2*ATAN2([.D27];[.C27]) - 2*ATAN2([.D26];[.C26])); SIN(2*ATAN2([.D27];[.C27]) - 2*ATAN2([.D26];[.C26])))" office:value-type="float" office:value="0" calcext:value-type="float">
            <text:p>0</text:p>
          </table:table-cell>
          <table:table-cell table:formula="of:=SQRT(([.A27]-[.A26])^2 + ([.B27]-[.B26])^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3:41:13.312992708</meta:creation-date>
    <dc:date>2026-03-06T16:16:24.503281418</dc:date>
    <meta:editing-duration>PT2H2M15S</meta:editing-duration>
    <meta:editing-cycles>1</meta:editing-cycles>
    <meta:document-statistic meta:table-count="1" meta:cell-count="132" meta:object-count="0"/>
    <meta:generator>LibreOffice/25.2.6.2$Linux_X86_64 LibreOffice_project/520$Build-2</meta:generator>
  </office:meta>
</office:document-meta>
</file>